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ccc1da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8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st Cases for : Admission Module </text:p>
          </table:table-cell>
          <table:covered-table-cell table:number-columns-repeated="3" table:style-name="ce3"/>
          <table:covered-table-cell table:style-name="ce6"/>
          <table:covered-table-cell table:number-columns-repeated="3"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ggestion</text:p>
          </table:table-cell>
          <table:table-cell table:style-name="ce2"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Prerequisite</text:p>
          </table:table-cell>
          <table:table-cell table:style-name="ce2" office:value-type="string" calcext:value-type="string">
            <text:p>Steps and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TC_Admission_01</text:p>
          </table:table-cell>
          <table:table-cell table:style-name="ce4" office:value-type="string" calcext:value-type="string">
            <text:p>To check Save functionality for Student's Admission when all mandatory fields left blank</text:p>
          </table:table-cell>
          <table:table-cell table:style-name="ce5" office:value-type="string" calcext:value-type="string">
            <text:p>Dashboard window should be open</text:p>
          </table:table-cell>
          <table:table-cell table:style-name="ce4" office:value-type="string" calcext:value-type="string">
            <text:p>1)click on "Admission" icon on dashboard 2) keep <text:s/>mandatory fields blank. 3)click on "Save &amp; Proceed" button</text:p>
          </table:table-cell>
          <table:table-cell table:style-name="ce7" office:value-type="string" calcext:value-type="string">
            <text:p>User should be unable to to complete admission process, it should display an error message (Eg. Enter mandatory fields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02</text:p>
          </table:table-cell>
          <table:table-cell table:style-name="ce4" office:value-type="string" calcext:value-type="string">
            <text:p>To check Save functionality for Student's Admission when user enters all mandatory fields with invalid data</text:p>
          </table:table-cell>
          <table:table-cell table:style-name="ce5" office:value-type="string" calcext:value-type="string">
            <text:p>Dashboard window should be open</text:p>
          </table:table-cell>
          <table:table-cell table:style-name="ce4" office:value-type="string" calcext:value-type="string">
            <text:p>1)click on "Admission" icon on dashboard 2) Enter all mandatory fields with <text:s/>invalid data, 3)click on "Save &amp; Proceed" button</text:p>
          </table:table-cell>
          <table:table-cell table:style-name="ce7" office:value-type="string" calcext:value-type="string">
            <text:p>User should be unable to to complete admission process, it should display an appropriate error message (Eg. Enter mandatory fields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03</text:p>
          </table:table-cell>
          <table:table-cell table:style-name="ce4" office:value-type="string" calcext:value-type="string">
            <text:p>To check Save functionality for Student's Admission when user enters all mandatory fields with valid data</text:p>
          </table:table-cell>
          <table:table-cell table:style-name="ce5" office:value-type="string" calcext:value-type="string">
            <text:p>Dashboard window should be open</text:p>
          </table:table-cell>
          <table:table-cell table:style-name="ce4" office:value-type="string" calcext:value-type="string">
            <text:p>1)click on "Admission" icon on dashboard 2) Enter all mandatory fields with <text:s/>invalid data, 3)click on "Save &amp; Proceed" button</text:p>
          </table:table-cell>
          <table:table-cell table:style-name="ce7" office:value-type="string" calcext:value-type="string">
            <text:p>User should able to save students details, message should display (Eg. Student Record saved successfully, please fill parents details.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04</text:p>
          </table:table-cell>
          <table:table-cell table:style-name="ce4" office:value-type="string" calcext:value-type="string">
            <text:p>To check 'Finish' Functionality to save parent's/Guardians details when user enters all mandatory fields</text:p>
          </table:table-cell>
          <table:table-cell table:style-name="ce5" office:value-type="string" calcext:value-type="string">
            <text:p>step2-Parent guardians details window should be open</text:p>
          </table:table-cell>
          <table:table-cell table:style-name="ce4" office:value-type="string" calcext:value-type="string">
            <text:p>1)Enter all mandatory fields, 2)Click on "Finish" button</text:p>
          </table:table-cell>
          <table:table-cell table:style-name="ce7" office:value-type="string" calcext:value-type="string">
            <text:p>User should save parent's/Guardians details successfully and appropriate message should displayed Eg. [Parents/Guardians details saved successfully.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05</text:p>
          </table:table-cell>
          <table:table-cell table:style-name="ce4" office:value-type="string" calcext:value-type="string">
            <text:p>To check 'Click here to skip'Functionality <text:s/>for parents details <text:s/></text:p>
          </table:table-cell>
          <table:table-cell table:style-name="ce5" office:value-type="string" calcext:value-type="string">
            <text:p>step2-Parent guardians details window should be open</text:p>
          </table:table-cell>
          <table:table-cell table:style-name="ce4" office:value-type="string" calcext:value-type="string">
            <text:p>click on 'Click here to skip' button </text:p>
          </table:table-cell>
          <table:table-cell table:style-name="ce7" office:value-type="string" calcext:value-type="string">
            <text:p>user should able to skip the parents details window and moves to next window "Previoius Educational Details". 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06</text:p>
          </table:table-cell>
          <table:table-cell table:style-name="ce4" office:value-type="string" calcext:value-type="string">
            <text:p>To save students 'Previous Educational Details' when user enters valid data in the fields</text:p>
          </table:table-cell>
          <table:table-cell table:style-name="ce5" office:value-type="string" calcext:value-type="string">
            <text:p>Previous details window should be open</text:p>
          </table:table-cell>
          <table:table-cell table:style-name="ce4" office:value-type="string" calcext:value-type="string">
            <text:p>1)enter valid data 2)click <text:s/>on "Save &amp; Proceed" button</text:p>
          </table:table-cell>
          <table:table-cell table:style-name="ce7" office:value-type="string" calcext:value-type="string">
            <text:p>user should able to save previous educational detail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07</text:p>
          </table:table-cell>
          <table:table-cell table:style-name="ce4" office:value-type="string" calcext:value-type="string">
            <text:p>To save students 'Previous Educational Details' when user enters invalid data in the fields</text:p>
          </table:table-cell>
          <table:table-cell table:style-name="ce5" office:value-type="string" calcext:value-type="string">
            <text:p>Previous details window should be open</text:p>
          </table:table-cell>
          <table:table-cell table:style-name="ce4" office:value-type="string" calcext:value-type="string">
            <text:p>1)enter invalid data 2)click <text:s/>on "Save &amp; Proceed" button</text:p>
          </table:table-cell>
          <table:table-cell table:style-name="ce7" office:value-type="string" calcext:value-type="string">
            <text:p>user should unable to save previous educational detai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08</text:p>
          </table:table-cell>
          <table:table-cell table:style-name="ce4" office:value-type="string" calcext:value-type="string">
            <text:p>To check save functionality for previous educational details when user enters invalid data in the fields</text:p>
          </table:table-cell>
          <table:table-cell table:style-name="ce5" office:value-type="string" calcext:value-type="string">
            <text:p>Previous details window should be open</text:p>
          </table:table-cell>
          <table:table-cell table:style-name="ce4" office:value-type="string" calcext:value-type="string">
            <text:p>1)keep all fields blank, 2)click on "Save &amp; Proceed" button</text:p>
          </table:table-cell>
          <table:table-cell table:style-name="ce7" office:value-type="string" calcext:value-type="string">
            <text:p>user should move to next window 'Additional Details' without generating error mess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09</text:p>
          </table:table-cell>
          <table:table-cell table:style-name="ce4" office:value-type="string" calcext:value-type="string">
            <text:p>To check save functionality for additional details of students admission when students enters valid input data</text:p>
          </table:table-cell>
          <table:table-cell table:style-name="ce5" office:value-type="string" calcext:value-type="string">
            <text:p>Admission Ste4 additional details window should be open</text:p>
          </table:table-cell>
          <table:table-cell table:style-name="ce4" office:value-type="string" calcext:value-type="string">
            <text:p>1)Enter student's additional detalis with valid data 2)click on "Save &amp; Proceed" button</text:p>
          </table:table-cell>
          <table:table-cell table:style-name="ce7" office:value-type="string" calcext:value-type="string">
            <text:p>user should able to save an additional details, and display appropriate message (Eg. Additional Details saved successfully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10</text:p>
          </table:table-cell>
          <table:table-cell table:style-name="ce4" office:value-type="string" calcext:value-type="string">
            <text:p>To check save functionality for additional details of students admission when students enter invalid input data</text:p>
          </table:table-cell>
          <table:table-cell table:style-name="ce5" office:value-type="string" calcext:value-type="string">
            <text:p>Admission Step 4 additional details window should be open</text:p>
          </table:table-cell>
          <table:table-cell table:style-name="ce4" office:value-type="string" calcext:value-type="string">
            <text:p>1)enter invalid input data 2)click <text:s/>on "Save &amp; Proceed" button</text:p>
          </table:table-cell>
          <table:table-cell table:style-name="ce7" office:value-type="string" calcext:value-type="string">
            <text:p>user should be unable to save additional details and errror messa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C_Admission_11</text:p>
          </table:table-cell>
          <table:table-cell table:style-name="ce4" office:value-type="string" calcext:value-type="string">
            <text:p>To check save functionality for additional details when all fields left blank</text:p>
          </table:table-cell>
          <table:table-cell table:style-name="ce5" office:value-type="string" calcext:value-type="string">
            <text:p>Admission Step 4 additional details window should be open</text:p>
          </table:table-cell>
          <table:table-cell table:style-name="ce4" office:value-type="string" calcext:value-type="string">
            <text:p>1)keep all fields blank, 2)click on "Save &amp; Proceed" button</text:p>
          </table:table-cell>
          <table:table-cell table:style-name="ce7" office:value-type="string" calcext:value-type="string">
            <text:p>User should unable to save additional details but student moves on next window of student's profile,And it should display message (Eg. Student Record for &lt;Student_Nmae&gt; saved successfully )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2</text:p>
          </table:table-cell>
          <table:table-cell table:style-name="ce4" office:value-type="string" calcext:value-type="string">
            <text:p>To check "Add <text:s/>Guardian" link on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"Add Guardian" link on student profile </text:p>
          </table:table-cell>
          <table:table-cell table:style-name="ce7" office:value-type="string" calcext:value-type="string">
            <text:p>student should move to 'Add Guardian Details' with editable fields with editable field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3</text:p>
          </table:table-cell>
          <table:table-cell table:style-name="ce4" office:value-type="string" calcext:value-type="string">
            <text:p>To check 'Edit Additional Details' link on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Edit Additional Details' link</text:p>
          </table:table-cell>
          <table:table-cell table:style-name="ce7" office:value-type="string" calcext:value-type="string">
            <text:p>user should redirected to 'Add additioanal Details' window of student with editable fields</text:p>
          </table:table-cell>
          <table:table-cell table:style-name="ce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TC_Admission_14</text:p>
          </table:table-cell>
          <table:table-cell table:style-name="ce4" office:value-type="string" calcext:value-type="string">
            <text:p><text:s/>To check 'Add previous Data' link on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Add Previous Details' link</text:p>
          </table:table-cell>
          <table:table-cell table:style-name="ce7" office:value-type="string" calcext:value-type="string">
            <text:p>user should redirected to Add 'PreviousEducational Details' window of student</text:p>
          </table:table-cell>
          <table:table-cell table:style-name="ce9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TC_Admission_15</text:p>
          </table:table-cell>
          <table:table-cell table:style-name="ce4" office:value-type="string" calcext:value-type="string">
            <text:p>To check "Edit" button functionality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"Edit" button</text:p>
          </table:table-cell>
          <table:table-cell table:style-name="ce7" office:value-type="string" calcext:value-type="string">
            <text:p>User should redirected to 'Student Details' form with editable field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6</text:p>
          </table:table-cell>
          <table:table-cell table:style-name="ce4" office:value-type="string" calcext:value-type="string">
            <text:p>To check "PDF report" functionality of student'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"PDE Report" button</text:p>
          </table:table-cell>
          <table:table-cell table:style-name="ce7" office:value-type="string" calcext:value-type="string">
            <text:p>User should be able to create PDF Report of Student's profile successfully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7</text:p>
          </table:table-cell>
          <table:table-cell table:style-name="ce4" office:value-type="string" calcext:value-type="string">
            <text:p>To check 'Reports' link functionality of student's profile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Reports' link</text:p>
          </table:table-cell>
          <table:table-cell table:style-name="ce7" office:value-type="string" calcext:value-type="string">
            <text:p>it should create students Report with detail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C_Admission_18</text:p>
          </table:table-cell>
          <table:table-cell table:style-name="ce4" office:value-type="string" calcext:value-type="string">
            <text:p>To check 'current year report' of student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Reports' link, 2)click on 'Current Year Report' link, 3)select subject from dropdown list, 4)select mode from dropdown list, 5)click on "OK" button.</text:p>
          </table:table-cell>
          <table:table-cell table:style-name="ce7" office:value-type="string" calcext:value-type="string">
            <text:p>user should able to see current year report with selected mod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19</text:p>
          </table:table-cell>
          <table:table-cell table:style-name="ce4" office:value-type="string" calcext:value-type="string">
            <text:p>To check 'Guardians' link on students profile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</text:p>
          </table:table-cell>
          <table:table-cell table:style-name="ce7" office:value-type="string" calcext:value-type="string">
            <text:p>user should able to see guardians details and additional link to 'Add Guardian'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C_Admission_20</text:p>
          </table:table-cell>
          <table:table-cell table:style-name="ce4" office:value-type="string" calcext:value-type="string">
            <text:p>To check 'Add Guardian Details' to Edit and save guardians details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2)click on 'Add Guardian' link</text:p>
          </table:table-cell>
          <table:table-cell table:style-name="ce7" office:value-type="string" calcext:value-type="string">
            <text:p>User should redirected to 'Add Guardian's Details' window with editable field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C_Admission_21</text:p>
          </table:table-cell>
          <table:table-cell table:style-name="ce4" office:value-type="string" calcext:value-type="string">
            <text:p>To check 'Add Guardian Details' to Edit and save guardians details when user enters valid input data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2)click on 'Add Guardian' link, 3)click on 'Add Guardian Link', 4)Enter mandatory fields, 5)click on "Finish" button</text:p>
          </table:table-cell>
          <table:table-cell table:style-name="ce7" office:value-type="string" calcext:value-type="string">
            <text:p>User should able to save guardians details 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C_Admission_22</text:p>
          </table:table-cell>
          <table:table-cell table:style-name="ce4" office:value-type="string" calcext:value-type="string">
            <text:p>To check 'Add Guardian Details' to Edit and save guardians details when user enters invalid input data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'Guardians' link. 2)click on 'Add Guardian' link, 3)click on 'Add Guardian Link', 4)Enter mandatory fields with invalid input data, 5)click on "Finish" button</text:p>
          </table:table-cell>
          <table:table-cell table:style-name="ce7" office:value-type="string" calcext:value-type="string">
            <text:p>User should be unable to save guardians details, appropriate error message display (Eg. Enter valid data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C_Admission_23</text:p>
          </table:table-cell>
          <table:table-cell table:style-name="ce4" office:value-type="string" calcext:value-type="string">
            <text:p>To check Delete functionality of for students profile 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click on 'Delete' link</text:p>
          </table:table-cell>
          <table:table-cell table:style-name="ce7" office:value-type="string" calcext:value-type="string">
            <text:p>User should Delete the student profile successfully, Message display(Eg. Student profile deleted successfully.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C_Admission_24</text:p>
          </table:table-cell>
          <table:table-cell table:style-name="ce4" office:value-type="string" calcext:value-type="string">
            <text:p>To update fees status of the student</text:p>
          </table:table-cell>
          <table:table-cell table:style-name="ce5" office:value-type="string" calcext:value-type="string">
            <text:p>student's profile window should be open</text:p>
          </table:table-cell>
          <table:table-cell table:style-name="ce4" office:value-type="string" calcext:value-type="string">
            <text:p>1)click on More link, 2)click on 'Fees' link, 3)check the checkbox, 4)click on "Update" button.</text:p>
          </table:table-cell>
          <table:table-cell table:style-name="ce7" office:value-type="string" calcext:value-type="string">
            <text:p>user should update fees status </text:p>
          </table:table-cell>
          <table:table-cell table:number-columns-repeated="1019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11:04:40.381383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17:26.515766165</meta:creation-date>
    <dc:date>2014-09-05T11:08:13.168773120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1032" meta:object-count="0"/>
  </office:meta>
</office:document-meta>
</file>